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9.00pt" fo:font-weight="bold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9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SmsClient</text:span></text:p>
      <text:p text:style-name="P2"><text:span text:style-name="T2">Perl<text:s/></text:span><text:span text:style-name="T3">клиент для сервиса отправки и получения СМС сообщений.</text:span></text:p>
      <text:p text:style-name="P3"><text:span text:style-name="T4">Установка</text:span></text:p>
      <text:p text:style-name="P4"><text:span text:style-name="T5">SmsClient<text:s/></text:span><text:span text:style-name="T6">может быть установлен путем выполнения следующих команд.</text:span></text:p>
      <text:p text:style-name="P4"><text:span text:style-name="T7"/></text:p>
      <text:p text:style-name="P4"><text:span text:style-name="T8">perl Makefile.PL</text:span></text:p>
      <text:p text:style-name="P4"><text:span text:style-name="T8">make</text:span></text:p>
      <text:p text:style-name="P4"><text:span text:style-name="T8">make test</text:span></text:p>
      <text:p text:style-name="P4"><text:span text:style-name="T8">make install</text:span></text:p>
      <text:p text:style-name="P4"><text:span text:style-name="T9"/></text:p>
      <text:p text:style-name="P4"><text:span text:style-name="T10">Альтернативный вариант установки заключается в копировании файла SmsClient.pm в директорию где находятся ваши скрипты.</text:span></text:p>
      <text:p text:style-name="P5"><text:span text:style-name="T11">Описание</text:span></text:p>
      <text:p text:style-name="P6"><text:span text:style-name="T12">Данный модуль предлагает объектно-ориентированный интерфейс для сервиса отправки и получения СМС сообщений. Перед тем как начать использовать этот сервис, необходимо создать новый объект:</text:span></text:p>
      <text:p text:style-name="P6"><text:span text:style-name="T13"/></text:p>
      <text:p text:style-name="P6"><text:span text:style-name="T14">my $sms = SmsClient-&gt;new();</text:span></text:p>
      <text:p text:style-name="P6"><text:span text:style-name="T15"/></text:p>
      <text:p text:style-name="P6"><text:span text:style-name="T16">и инициализировать новую сессию используя ваш логин и пароль</text:span></text:p>
      <text:p text:style-name="P6"><text:span text:style-name="T17"/></text:p>
      <text:p text:style-name="P6"><text:span text:style-name="T18">$sms-&gt;init_session(login =&gt; '123', password =&gt; '123');</text:span></text:p>
      <text:p text:style-name="P6"><text:span text:style-name="T19"/></text:p>
      <text:p text:style-name="P6"><text:span text:style-name="T20">Как только сессия была инициализирована, она будет использоваться во всех последующих запросах.</text:span></text:p>
      <text:p text:style-name="P7"><text:span text:style-name="T21">Методы</text:span></text:p>
      <text:p text:style-name="P8"><text:span text:style-name="T22">init_session (login =&gt; ..., password =&gt; ... )</text:span></text:p>
      <text:p text:style-name="P8"><text:span text:style-name="T23">Принимает логин и пароль в качестве своих аргументов. Инициализирует новую сессию и возвращает ее значение.</text:span></text:p>
      <text:p text:style-name="P8"><text:span text:style-name="T24"/></text:p>
      <text:p text:style-name="P8"><text:span text:style-name="T25">balance</text:span></text:p>
      <text:p text:style-name="P8"><text:span text:style-name="T26">Возвращает текущий баланс пользователя.</text:span></text:p>
      <text:p text:style-name="P8"><text:span text:style-name="T27"/></text:p>
      <text:p text:style-name="P8"><text:span text:style-name="T28">send (destinationAddress =&gt; ..., sourceAddress =&gt; ..., data =&gt; ..., [sendDate =&gt; ..., validity =&gt; ...])</text:span></text:p>
      <text:p text:style-name="P8"><text:span text:style-name="T29">Имеются три обязательных аргумента:</text:span></text:p>
      <text:list text:style-name="L9">
        <text:list-item>
          <text:p text:style-name="P9"><text:span text:style-name="T30">destinationAddress</text:span><text:span text:style-name="T31">.<text:s text:c="2"/></text:span><text:span text:style-name="T32">Номер<text:s text:c="3"/>получателя<text:s text:c="3"/>сообщения,<text:s text:c="3"/>в международном<text:s text:c="3"/>формате: код<text:s text:c="3"/>страны<text:s text:c="3"/>+<text:s text:c="2"/>код<text:s text:c="2"/>сети<text:s text:c="2"/>+<text:s text:c="2"/>номер телефона. Пример: 79031234567. </text:span></text:p>
        </text:list-item>
        <text:list-item>
          <text:p text:style-name="P9"><text:span text:style-name="T33">sourceAddress</text:span><text:span text:style-name="T34">.<text:s/></text:span><text:span text:style-name="T35">Адрес отправителя сообщения. До 11 латинских символов или до 15 цифровых.</text:span></text:p>
        </text:list-item>
        <text:list-item>
          <text:p text:style-name="P9"><text:span text:style-name="T36">data</text:span><text:span text:style-name="T37">.<text:s/></text:span><text:span text:style-name="T38">Текст сообщения. </text:span></text:p>
        </text:list-item>
      </text:list>
      <text:p text:style-name="P10"><text:span text:style-name="T38">Необязательные аргументы:</text:span></text:p>
      <text:list text:style-name="L11">
        <text:list-item>
          <text:p text:style-name="P11"><text:span text:style-name="T39">sendDate</text:span><text:span text:style-name="T40">.<text:s/></text:span><text:span text:style-name="T41">Дата и время отправки (пример 2010-06-01T19:14:00). Если не требуется отложенная отправка, то передавать данный параметр не нужно. </text:span></text:p>
        </text:list-item>
        <text:list-item>
          <text:p text:style-name="P11"><text:span text:style-name="T42">validity</text:span><text:span text:style-name="T43">.<text:s/></text:span><text:span text:style-name="T44">Время жизни сообщения, устанавливается в минутах.</text:span></text:p>
        </text:list-item>
      </text:list>
      <text:p text:style-name="P12"><text:span text:style-name="T44">Возвращает ссылку на массив содержащий уникальный идентификатор сообщения.</text:span></text:p>
      <text:p text:style-name="P12"><text:span text:style-name="T45"/></text:p>
      <text:p text:style-name="P12"><text:span text:style-name="T45"/></text:p>
      <text:p text:style-name="P12"><text:span text:style-name="T45"/></text:p>
      <text:p text:style-name="P12"><text:span text:style-name="T46">send_by_timezone (destinationAddress =&gt; ..., sourceAddress =&gt; ..., data =&gt; ..., [sendDate =&gt; ..., validity =&gt; ...])</text:span></text:p>
      <text:p text:style-name="P12"><text:span text:style-name="T47"/></text:p>
      <text:p text:style-name="P12"><text:span text:style-name="T48">То же самое что и метод<text:s/></text:span><text:span text:style-name="T49">send</text:span><text:span text:style-name="T50">, за исключением того, что<text:s/></text:span><text:span text:style-name="T51">sendDate</text:span><text:span text:style-name="T52"><text:s/>подразумевает локальное время абонента. Например, необходимо чтобы сообщение было отправлено в 10 утра 28 августа, в этом случае нужно передать 2010-08-28T10:00:00, сервис автоматически определит часовой пояс абонента по номеру телефона и отложит отправку согласно полученному<text:s text:c="2"/>значению. Дату лучше назначать на следующий день, так как для<text:s text:c="2"/>некоторых абонентов время отправки может быть уже не актуальна, из-за<text:s text:c="2"/>разницы часовых поясов.</text:span></text:p>
      <text:p text:style-name="P12"><text:span text:style-name="T53"/></text:p>
      <text:p text:style-name="P12"><text:span text:style-name="T54">send_bulk (destinationAddresses =&gt; ..., sourceAddress =&gt; ..., data =&gt; ..., [sendDate =&gt; ..., validity =&gt; ...])</text:span></text:p>
      <text:p text:style-name="P12"><text:span text:style-name="T55"/></text:p>
      <text:p text:style-name="P12"><text:span text:style-name="T56">Позволяет производить рассылку нескольким получателям.</text:span></text:p>
      <text:p text:style-name="P12"><text:span text:style-name="T57"/></text:p>
      <text:p text:style-name="P12"><text:span text:style-name="T58"><text:s text:c="3"/></text:span><text:span text:style-name="T59"><text:s/></text:span><text:span text:style-name="T60">$sms-&gt;send_bulk(destinationAddresses =&gt; [1111111, 2222222, 333333] ...</text:span></text:p>
      <text:p text:style-name="P12"><text:span text:style-name="T61"/></text:p>
      <text:p text:style-name="P12"><text:span text:style-name="T62">state(message_id)</text:span></text:p>
      <text:p text:style-name="P12"><text:span text:style-name="T63"/></text:p>
      <text:p text:style-name="P12"><text:span text:style-name="T64">Получение статуса отправленного SMS-сообщения. В качестве аргумента принимает идентификатор сообщения возвращаемый одним и трех<text:s/></text:span><text:span text:style-name="T65">send*</text:span><text:span text:style-name="T66"><text:s/>методов.</text:span></text:p>
      <text:p text:style-name="P12"><text:span text:style-name="T67"/></text:p>
      <text:p text:style-name="P12"><text:span text:style-name="T68">get (minDateUTC =&gt; ..., maxDateUTC =&gt; ...)</text:span></text:p>
      <text:p text:style-name="P12"><text:span text:style-name="T69"/></text:p>
      <text:p text:style-name="P12"><text:span text:style-name="T70">Получение входящих SMS-сообщений за указанный интервал времени.</text:span></text:p>
      <text:p text:style-name="P12"><text:span text:style-name="T71"/></text:p>
      <text:p text:style-name="P12"><text:span text:style-name="T72">statistics (startDateTime =&gt; ..., endDateTime =&gt; ...)</text:span></text:p>
      <text:p text:style-name="P12"><text:span text:style-name="T73"/></text:p>
      <text:p text:style-name="P12"><text:span text:style-name="T74">Получение статистики по SMS-рассылкам.</text:span></text:p>
      <text:p text:style-name="P13"><text:span text:style-name="T75">Пример</text:span></text:p>
      <text:p text:style-name="P14"><text:span text:style-name="T76">use SmsClient;</text:span></text:p>
      <text:p text:style-name="P14"><text:span text:style-name="T76">my $sms = SmsClient-&gt;new();</text:span></text:p>
      <text:p text:style-name="P14"><text:span text:style-name="T77"/></text:p>
      <text:p text:style-name="P14"><text:span text:style-name="T78">#<text:s/></text:span><text:span text:style-name="T79">Инициализация новой сессии</text:span></text:p>
      <text:p text:style-name="P14"><text:span text:style-name="T80">my $session_id = $sms-&gt;init_session(login =&gt; '...', password =&gt; '...');</text:span></text:p>
      <text:p text:style-name="P14"><text:span text:style-name="T81"/></text:p>
      <text:p text:style-name="P14"><text:span text:style-name="T82">#<text:s/></text:span><text:span text:style-name="T83">Получения баланса</text:span></text:p>
      <text:p text:style-name="P14"><text:span text:style-name="T84">my $balance = $sms-&gt;balance();</text:span></text:p>
      <text:p text:style-name="P14"><text:span text:style-name="T85"/></text:p>
      <text:p text:style-name="P14"><text:span text:style-name="T86">#<text:s/></text:span><text:span text:style-name="T87">Отправка сообщения (без учета временной зоны получателя)</text:span></text:p>
      <text:p text:style-name="P14"><text:span text:style-name="T88">my $message_id = $sms-&gt;send(</text:span></text:p>
      <text:p text:style-name="P14"><text:span text:style-name="T88">destinationAddress =&gt; '79031234567',</text:span></text:p>
      <text:p text:style-name="P14"><text:span text:style-name="T88">sourceAddress =&gt; '79037654321',</text:span></text:p>
      <text:p text:style-name="P14"><text:span text:style-name="T88">data =&gt; 'message goes here'</text:span></text:p>
      <text:p text:style-name="P14"><text:span text:style-name="T88">);</text:span></text:p>
      <text:p text:style-name="P14"><text:span text:style-name="T89"/></text:p>
      <text:p text:style-name="P14"><text:span text:style-name="T90">#<text:s/></text:span><text:span text:style-name="T91">Отправка сообщения (с учетом временной зоны получателя)</text:span></text:p>
      <text:p text:style-name="P14"><text:span text:style-name="T92">my $message_id = $sms-&gt;send_by_timezone(</text:span></text:p>
      <text:p text:style-name="P14"><text:span text:style-name="T92">sendDate =&gt; '2010-08-28T10:00:00',</text:span></text:p>
      <text:p text:style-name="P14"><text:span text:style-name="T92">destinationAddress =&gt; 79031234567,</text:span></text:p>
      <text:p text:style-name="P14"><text:span text:style-name="T92">sourceAddress =&gt; '79037654321',</text:span></text:p>
      <text:p text:style-name="P14"><text:span text:style-name="T92">data =&gt; 'message goes here'</text:span></text:p>
      <text:p text:style-name="P14"><text:span text:style-name="T92">);</text:span></text:p>
      <text:p text:style-name="P14"><text:span text:style-name="T93"/></text:p>
      <text:p text:style-name="P14"><text:span text:style-name="T94">#<text:s/></text:span><text:span text:style-name="T95">массовая рассылка сообщения (без учета временной зоны получателя)</text:span></text:p>
      <text:p text:style-name="P14"><text:span text:style-name="T96">my $message_id = $sms-&gt;send_bulk(</text:span></text:p>
      <text:p text:style-name="P14"><text:span text:style-name="T96">destinationAddresses =&gt; ['79031234567', '79032345678'],</text:span></text:p>
      <text:p text:style-name="P14"><text:span text:style-name="T96">sourceAddress =&gt; '79037654321',</text:span></text:p>
      <text:p text:style-name="P14"><text:span text:style-name="T96">data =&gt; 'message goes here'</text:span></text:p>
      <text:p text:style-name="P14"><text:span text:style-name="T96">);</text:span></text:p>
      <text:p text:style-name="P14"><text:span text:style-name="T97"/></text:p>
      <text:p text:style-name="P14"><text:span text:style-name="T98">#<text:s/></text:span><text:span text:style-name="T99">Получения статуса сообщения</text:span></text:p>
      <text:p text:style-name="P14"><text:span text:style-name="T100">my $status = $sms-&gt;state(messageId =&gt; $message_id);</text:span></text:p>
      <text:p text:style-name="P14"><text:span text:style-name="T101"/></text:p>
      <text:p text:style-name="P14"><text:span text:style-name="T102">#<text:s/></text:span><text:span text:style-name="T103">Получение входящих сообщений</text:span></text:p>
      <text:p text:style-name="P14"><text:span text:style-name="T104">my $messages = $sms-&gt;get(</text:span></text:p>
      <text:p text:style-name="P14"><text:span text:style-name="T104">minDateUTC =&gt; '2010-06-01T19:14:00',</text:span></text:p>
      <text:p text:style-name="P14"><text:span text:style-name="T104">maxDateUTC =&gt; '2010-06-02T19:14:00',</text:span></text:p>
      <text:p text:style-name="P14"><text:span text:style-name="T104">);</text:span></text:p>
      <text:p text:style-name="P14"><text:span text:style-name="T105"/></text:p>
      <text:p text:style-name="P14"><text:span text:style-name="T106">#<text:s/></text:span><text:span text:style-name="T107">Получение статистики</text:span></text:p>
      <text:p text:style-name="P14"><text:span text:style-name="T108">my $stats = $sms-&gt;statistics(</text:span></text:p>
      <text:p text:style-name="P14"><text:span text:style-name="T108">startDateTime =&gt; '2012-01-18T00:00:00',</text:span></text:p>
      <text:p text:style-name="P14"><text:span text:style-name="T108">endDateTime =&gt; '2012-01-19T00:00:00',</text:span></text:p>
      <text:p text:style-name="P14"><text:span text:style-name="T108">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